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top" draw:auto-grow-height="false" fo:min-height="2.925cm" fo:min-width="5.8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bottom" draw:auto-grow-height="false" fo:min-height="6.1cm" fo:min-width="4.26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bottom" draw:auto-grow-height="false" fo:min-height="6.1cm" fo:min-width="4.263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874cm" fo:min-width="2.41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702cm" fo:min-width="3.945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068cm" fo:min-width="0.29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7d1d5"/>
      <style:paragraph-properties fo:text-align="center"/>
      <style:text-properties fo:font-weight="bold"/>
    </style:style>
    <style:style style:name="P3" style:family="paragraph">
      <loext:graphic-properties draw:fill-color="#dee6ef"/>
      <style:paragraph-properties fo:text-align="center"/>
      <style:text-properties fo:font-weight="bold"/>
    </style:style>
    <style:style style:name="P4" style:family="paragraph">
      <loext:graphic-properties draw:fill-color="#d4ea6b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paragraph-properties fo:text-align="center"/>
      <style:text-properties fo:font-size="14pt" fo:font-weight="bold"/>
    </style:style>
    <style:style style:name="P9" style:family="paragraph">
      <loext:graphic-properties draw:fill-color="#81d41a"/>
      <style:paragraph-properties fo:text-align="center"/>
      <style:text-properties fo:font-size="14pt" fo:font-weight="bold"/>
    </style:style>
    <style:style style:name="P10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175cm" svg:x="6.715cm" svg:y="2.587cm">
          <text:p text:style-name="P1">1 - mas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6.35cm" svg:x="2.27cm" svg:y="7.667cm">
          <text:p text:style-name="P1">1 - Work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6.35cm" svg:x="7.985cm" svg:y="7.667cm">
          <text:p text:style-name="P1">1 - Worker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6.35cm" svg:x="14.017cm" svg:y="7.667cm">
          <text:p text:style-name="P1">1- Worker 3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127cm" svg:height="1.588cm" svg:x="7.985cm" svg:y="3.857cm">
          <text:p text:style-name="P1">2 -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127cm" svg:height="1.588cm" svg:x="2.587cm" svg:y="7.92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127cm" svg:height="1.588cm" svg:x="8.0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127cm" svg:height="1.588cm" svg:x="14.1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049cm" svg:y1="5.445cm" svg:x2="4.651cm" svg:y2="7.92cm" draw:start-shape="id1" draw:start-glue-point="8" draw:end-shape="id2" draw:end-glue-point="4" svg:d="M10049 5445l-5398 2475" svg:viewBox="0 0 5399 2476">
          <text:p/>
        </draw:connector>
        <draw:connector draw:style-name="gr6" draw:text-style-name="P5" draw:layer="layout" draw:type="line" svg:x1="10.049cm" svg:y1="5.445cm" svg:x2="10.151cm" svg:y2="7.921cm" draw:start-shape="id1" draw:start-glue-point="8" draw:end-shape="id3" draw:end-glue-point="4" svg:d="M10049 5445l102 2476" svg:viewBox="0 0 103 2477">
          <text:p/>
        </draw:connector>
        <draw:connector draw:style-name="gr7" draw:text-style-name="P5" draw:layer="layout" draw:type="line" svg:x1="10.049cm" svg:y1="5.445cm" svg:x2="16.251cm" svg:y2="7.921cm" draw:start-shape="id1" draw:start-glue-point="8" draw:end-shape="id4" draw:end-glue-point="4" svg:d="M10049 5445l6202 2476" svg:viewBox="0 0 6203 2477">
          <text:p/>
        </draw:connector>
        <draw:frame draw:style-name="gr8" draw:text-style-name="P7" draw:layer="layout" svg:width="13.566cm" svg:height="0.962cm" svg:x="4.44cm" svg:y="14.512cm">
          <draw:text-box>
            <text:p text:style-name="P6">Step-3: Running applications as containers</text:p>
          </draw:text-box>
        </draw:frame>
        <draw:custom-shape draw:style-name="gr9" draw:text-style-name="P9" draw:layer="layout" svg:width="4.445cm" svg:height="0.952cm" svg:x="2.47cm" svg:y="11.795cm">
          <text:p text:style-name="P8">3 - Docker runtime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0.952cm" svg:x="8.202cm" svg:y="11.795cm">
          <text:p text:style-name="P8">3 - Docker runtime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0.952cm" svg:x="14.017cm" svg:y="11.795cm">
          <text:p text:style-name="P8">3 - Docker runtim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87cm" svg:height="0.952cm" svg:x="2.905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1.587cm" svg:height="0.952cm" svg:x="4.81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1.587cm" svg:height="0.952cm" svg:x="2.905cm" svg:y="10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1.587cm" svg:height="0.952cm" svg:x="10.525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1.587cm" svg:height="0.952cm" svg:x="8.62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1.587cm" svg:height="0.952cm" svg:x="14.335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1.587cm" svg:height="0.952cm" svg:x="16.557cm" svg:y="10.5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20:24:21.403067965</meta:creation-date>
    <dc:date>2021-09-12T20:40:31.673822066</dc:date>
    <meta:editing-duration>PT16M8S</meta:editing-duration>
    <meta:editing-cycles>8</meta:editing-cycles>
    <meta:generator>LibreOffice/7.1.5.2$Linux_X86_64 LibreOffice_project/10$Build-2</meta:generator>
    <meta:document-statistic meta:object-count="22"/>
  </office:meta>
</office:document-meta>
</file>